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pinbox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pinbox</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spinbox.html" text:style-name="Internet_20_link" text:visited-style-name="Visited_20_Internet_20_Link">link</text:a>)</text:p>

            
                <text:list xml:id="list_Spinbox2" text:continue-numbering="true" text:continue-list="list_Spinbox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pinbox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pinbox4" text:continue-numbering="true" text:continue-list="list_Spinbox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pinbox5" text:continue-numbering="true" text:continue-list="list_Spinbox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Spinbox6" text:continue-numbering="true" text:continue-list="list_Spinbox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pinbox7" text:continue-numbering="true" text:continue-list="list_Spinbox6"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pinbox8"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pinbox9" text:continue-numbering="true" text:continue-list="list_Spinbox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pinbox10" text:continue-numbering="true" text:continue-list="list_Spinbox9"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pinbox11"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pinbox12" text:continue-numbering="true" text:continue-list="list_Spinbox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pinbox13" text:continue-numbering="true" text:continue-list="list_Spinbox12"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pinbox14"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pinbox15" text:continue-numbering="true" text:continue-list="list_Spinbox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pinbox16" text:continue-numbering="true" text:continue-list="list_Spinbox15"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pinbox17"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pinbox18" text:continue-numbering="true" text:continue-list="list_Spinbox1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pinbox19" text:continue-numbering="true" text:continue-list="list_Spinbox18"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pinbox20" text:continue-numbering="true" text:continue-list="list_Spinbox1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pinbox21" text:continue-numbering="true" text:continue-list="list_Spinbox2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pinbox22" text:continue-numbering="true" text:continue-list="list_Spinbox2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pinbox23" text:continue-numbering="true" text:continue-list="list_Spinbox2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pinbox24" text:continue-numbering="true" text:continue-list="list_Spinbox2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pinbox25" text:continue-numbering="true" text:continue-list="list_Spinbox2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pinbox26" text:continue-numbering="true" text:continue-list="list_Spinbox2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pinbox27" text:continue-numbering="true" text:continue-list="list_Spinbox2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pinbox28" text:continue-numbering="true" text:continue-list="list_Spinbox2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pinbox29" text:continue-numbering="true" text:continue-list="list_Spinbox2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pinbox30" text:continue-numbering="true" text:continue-list="list_Spinbox2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pinbox31" text:continue-numbering="true" text:continue-list="list_Spinbox3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pinbox32" text:continue-numbering="true" text:continue-list="list_Spinbox3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pinbox33" text:continue-numbering="true" text:continue-list="list_Spinbox3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pinbox34" text:continue-numbering="true" text:continue-list="list_Spinbox3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pinbox35" text:continue-numbering="true" text:continue-list="list_Spinbox3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pinbox36" text:continue-numbering="true" text:continue-list="list_Spinbox3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pinbox37" text:continue-numbering="true" text:continue-list="list_Spinbox3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pinbox38" text:continue-numbering="true" text:continue-list="list_Spinbox3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pinbox39" text:continue-numbering="true" text:continue-list="list_Spinbox3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pinbox40" text:continue-numbering="true" text:continue-list="list_Spinbox3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pinbox41" text:continue-numbering="true" text:continue-list="list_Spinbox4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Spinbox42" text:continue-numbering="true" text:continue-list="list_Spinbox41"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Spinbox43"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Spinbox44" text:continue-numbering="true" text:continue-list="list_Spinbox42"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Spinbox45"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pinbox46" text:continue-numbering="true" text:continue-list="list_Spinbox44"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pinbox47" text:continue-numbering="true" text:continue-list="list_Spinbox4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pinbox48" text:continue-numbering="true" text:continue-list="list_Spinbox4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pinbox49" text:continue-numbering="true" text:continue-list="list_Spinbox4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pinbox50" text:continue-numbering="true" text:continue-list="list_Spinbox4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pinbox51" text:continue-numbering="true" text:continue-list="list_Spinbox5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pinbox52" text:continue-numbering="true" text:continue-list="list_Spinbox5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pinbox53"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pinbox54" text:continue-numbering="true" text:continue-list="list_Spinbox5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pinbox55" text:continue-numbering="true" text:continue-list="list_Spinbox5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pinbox56" text:continue-numbering="true" text:continue-list="list_Spinbox5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